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5d7" officeooo:paragraph-rsid="0019d5d7"/>
    </style:style>
    <style:style style:name="P2" style:family="paragraph" style:parent-style-name="Standard">
      <style:text-properties officeooo:rsid="001bba28" officeooo:paragraph-rsid="001bba28"/>
    </style:style>
    <style:style style:name="P3" style:family="paragraph" style:parent-style-name="Standard">
      <style:text-properties officeooo:rsid="001c20d0" officeooo:paragraph-rsid="001c20d0"/>
    </style:style>
    <style:style style:name="T1" style:family="text">
      <style:text-properties officeooo:rsid="001c2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nnan Huber</text:p>
      <text:p text:style-name="P1">KHS616</text:p>
      <text:p text:style-name="P1">HW5</text:p>
      <text:p text:style-name="P1"/>
      <text:p text:style-name="P2">To start, I originally was doing this very esoteric language I know, LOLCode. I provided the source code just so you can see that I wasn't trying to be lame and just do a basic language. I however had to abandon this project yesterday, due to how primative that language actually is. If LOLCode had a list structure or a better implemented array structure I gladly would've continued with that language, however it was more work than it was worth to create these myself. I hope you understand.</text:p>
      <text:p text:style-name="P2"/>
      <text:p text:style-name="P2">Java compared to scheme is incredibly different. The main issue that I encounted had to do with inputs into the methods. In scheme you had a list, and that list can hold many different types of data. But since Java is statically typed, you would have to have a list for ints, strings, ect. <text:span text:style-name="T1">This mainly just circles back around to Java being a statically typed language. The main way I counted this (specifically in run-cmd) was to implement a generic as a parameter, that way I could just pass in any of the required parameters, and do the correct typed methods on them, as well as the return statement being the correct typ. For instance, if I hadn't done this then the append method would have caused an error if the list was full of ints.</text:span></text:p>
      <text:p text:style-name="P2"/>
      <text:p text:style-name="P3">Honestly, that is the only real problem I had during this assignment, Java is such an easy language that it has options to do just about anything you're assign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2S</meta:editing-duration>
    <meta:editing-cycles>4</meta:editing-cycles>
    <meta:generator>LibreOffice/5.2.0.4$Windows_x86 LibreOffice_project/066b007f5ebcc236395c7d282ba488bca6720265</meta:generator>
    <dc:date>2017-03-27T10:34:07.313000000</dc:date>
    <meta:document-statistic meta:table-count="0" meta:image-count="0" meta:object-count="0" meta:page-count="1" meta:paragraph-count="6" meta:word-count="258" meta:character-count="1419" meta:non-whitespace-character-count="1166"/>
    <meta:user-defined meta:name="Info 1"/>
    <meta:user-defined meta:name="Info 2"/>
    <meta:user-defined meta:name="Info 3"/>
    <meta:user-defined meta:name="Info 4"/>
  </office:meta>
</office:document-meta>
</file>